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6900000078647D85B44F0C34F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ans-serif"/>
    <style:font-face style:name="Droid Sans Mono" svg:font-family="'Droid Sans Mono', monospace, monospace, 'Droid Sans Fallback'"/>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7.191cm" fo:margin-left="0cm" fo:margin-top="0cm" fo:margin-bottom="0cm" table:align="left"/>
    </style:style>
    <style:style style:name="Table1.A" style:family="table-column">
      <style:table-column-properties style:column-width="17.191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7.191cm" fo:margin-left="0cm" fo:margin-top="0cm" fo:margin-bottom="0cm" table:align="left"/>
    </style:style>
    <style:style style:name="Table2.A" style:family="table-column">
      <style:table-column-properties style:column-width="17.19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7.191cm" fo:margin-left="0cm" fo:margin-top="0cm" fo:margin-bottom="0cm" table:align="left"/>
    </style:style>
    <style:style style:name="Table3.A" style:family="table-column">
      <style:table-column-properties style:column-width="17.191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7.191cm" fo:margin-left="0cm" fo:margin-top="0cm" fo:margin-bottom="0cm" table:align="left"/>
    </style:style>
    <style:style style:name="Table4.A" style:family="table-column">
      <style:table-column-properties style:column-width="17.191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7.191cm" fo:margin-left="0cm" fo:margin-top="0cm" fo:margin-bottom="0cm" table:align="left"/>
    </style:style>
    <style:style style:name="Table5.A" style:family="table-column">
      <style:table-column-properties style:column-width="17.191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7.191cm" fo:margin-left="0cm" fo:margin-top="0cm" fo:margin-bottom="0cm" table:align="left"/>
    </style:style>
    <style:style style:name="Table6.A" style:family="table-column">
      <style:table-column-properties style:column-width="17.191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7.191cm" fo:margin-left="0cm" fo:margin-top="0cm" fo:margin-bottom="0cm" table:align="left"/>
    </style:style>
    <style:style style:name="Table7.A" style:family="table-column">
      <style:table-column-properties style:column-width="17.191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8" style:family="table">
      <style:table-properties style:width="17.191cm" fo:margin-left="0cm" fo:margin-top="0cm" fo:margin-bottom="0cm" table:align="left"/>
    </style:style>
    <style:style style:name="Table8.A" style:family="table-column">
      <style:table-column-properties style:column-width="17.191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a1" style:family="table">
      <style:table-properties style:width="17.191cm" fo:margin-left="0cm" fo:margin-top="0cm" fo:margin-bottom="0cm" table:align="left"/>
    </style:style>
    <style:style style:name="Tabla1.A" style:family="table-column">
      <style:table-column-properties style:column-width="17.191cm"/>
    </style:style>
    <style:style style:name="Tabla1.1" style:family="table-row">
      <style:table-row-properties fo:keep-together="auto"/>
    </style:style>
    <style:style style:name="Tabla1.A1" style:family="table-cell">
      <style:table-cell-properties style:vertical-align="" fo:padding="0.176cm" fo:border="1pt solid #000000"/>
    </style:style>
    <style:style style:name="P1" style:family="paragraph" style:parent-style-name="Standard">
      <style:text-properties officeooo:paragraph-rsid="00259d0f"/>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margin-top="0cm" fo:margin-bottom="0cm" loext:contextual-spacing="false" fo:line-height="115%" fo:text-align="center" style:justify-single-word="false" fo:orphans="0" fo:widows="0"/>
      <style:text-properties style:font-name="Arial" fo:font-size="11pt" style:font-name-asian="Arial1" style:font-size-asian="11pt" style:font-name-complex="Arial1" style:font-size-complex="11pt"/>
    </style:style>
    <style:style style:name="P5" style:family="paragraph" style:parent-style-name="Standard">
      <style:paragraph-properties fo:margin-top="0cm" fo:margin-bottom="0cm" loext:contextual-spacing="false" fo:line-height="100%" fo:text-align="start" style:justify-single-word="false" fo:orphans="0" fo:widows="0"/>
      <style:text-properties style:font-name="Arial" fo:font-size="10pt" style:font-name-asian="Arial1" style:font-size-asian="10pt" style:font-name-complex="Arial1" style:font-size-complex="10pt"/>
    </style:style>
    <style:style style:name="P6" style:family="paragraph" style:parent-style-name="Standard">
      <style:paragraph-properties fo:margin-top="0cm" fo:margin-bottom="0cm" loext:contextual-spacing="false" fo:line-height="100%" fo:text-align="center" style:justify-single-word="false" fo:orphans="0" fo:widows="0"/>
      <style:text-properties style:font-name="Arial" fo:font-size="10pt" fo:font-weight="bold" style:font-name-asian="Arial1" style:font-size-asian="10pt" style:font-weight-asian="bold" style:font-name-complex="Arial1" style:font-size-complex="10pt"/>
    </style:style>
    <style:style style:name="P7" style:family="paragraph" style:parent-style-name="Standard">
      <style:paragraph-properties fo:margin-top="0cm" fo:margin-bottom="0cm" loext:contextual-spacing="false" fo:line-height="100%"/>
    </style:style>
    <style:style style:name="P8" style:family="paragraph" style:parent-style-name="Standard">
      <style:paragraph-properties fo:margin-top="0cm" fo:margin-bottom="0cm" loext:contextual-spacing="false" fo:line-height="100%" fo:text-align="start" style:justify-single-word="false" fo:orphans="0" fo:widows="0"/>
    </style:style>
    <style:style style:name="P9" style:family="paragraph" style:parent-style-name="Standard">
      <style:paragraph-properties fo:margin-top="0cm" fo:margin-bottom="0cm" loext:contextual-spacing="false" fo:line-height="100%" fo:text-align="start" style:justify-single-word="false" fo:orphans="0" fo:widows="0"/>
      <style:text-properties style:font-name="Consolas" fo:font-size="10pt" style:font-name-asian="Consolas1" style:font-size-asian="10pt" style:font-name-complex="Consolas1" style:font-size-complex="10pt"/>
    </style:style>
    <style:style style:name="P1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1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259d0f"/>
    </style:style>
    <style:style style:name="P1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ce9178" style:font-name="Consolas" fo:font-size="10pt" fo:font-weight="bold" officeooo:rsid="00239d3b" officeooo:paragraph-rsid="00239d3b" fo:background-color="#ffffff" style:font-weight-asian="bold"/>
    </style:style>
    <style:style style:name="P1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800000" style:font-name="Consolas" fo:font-size="10pt" fo:background-color="#ffffff" style:font-name-asian="Consolas1" style:font-size-asian="10pt" style:font-name-complex="Consolas1" style:font-size-complex="10pt"/>
    </style:style>
    <style:style style:name="P1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800080" style:font-name="Consolas" fo:font-size="10pt" fo:background-color="#ffffff" style:font-name-asian="Consolas1" style:font-size-asian="10pt" style:font-name-complex="Consolas1" style:font-size-complex="10pt"/>
    </style:style>
    <style:style style:name="P1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800080" style:font-name="Consolas" fo:font-size="10pt" officeooo:rsid="001d08e4" officeooo:paragraph-rsid="001d08e4" fo:background-color="#ffffff" style:font-name-asian="Consolas1" style:font-size-asian="10pt" style:font-name-complex="Consolas1" style:font-size-complex="10pt"/>
    </style:style>
    <style:style style:name="P1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paragraph-rsid="002060a3"/>
    </style:style>
    <style:style style:name="P1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paragraph-rsid="002220a7"/>
    </style:style>
    <style:style style:name="P1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paragraph-rsid="00259329"/>
    </style:style>
    <style:style style:name="P1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paragraph-rsid="00259d0f"/>
    </style:style>
    <style:style style:name="P20"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ce9178" style:font-name="Consolas" fo:font-size="10pt" fo:font-weight="normal" fo:background-color="#ffffff"/>
    </style:style>
    <style:style style:name="P21"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ce9178" style:font-name="Consolas" fo:font-size="10pt" fo:font-weight="bold" officeooo:rsid="00239d3b" officeooo:paragraph-rsid="00239d3b" fo:background-color="#ffffff" style:font-weight-asian="bold"/>
    </style:style>
    <style:style style:name="P22"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weight="bold" officeooo:rsid="00239d3b" officeooo:paragraph-rsid="00239d3b" style:font-weight-asian="bold"/>
    </style:style>
    <style:style style:name="P23"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800000" style:font-name="Consolas" fo:font-size="10pt" fo:background-color="#ffffff" style:font-name-asian="Consolas1" style:font-size-asian="10pt" style:font-name-complex="Consolas1" style:font-size-complex="10pt"/>
    </style:style>
    <style:style style:name="P2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800000" style:font-name="Consolas" fo:font-size="10pt" officeooo:paragraph-rsid="00255ed1" fo:background-color="#ffffff" style:font-name-asian="Consolas1" style:font-size-asian="10pt" style:font-name-complex="Consolas1" style:font-size-complex="10pt"/>
    </style:style>
    <style:style style:name="P2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800000" style:font-name="Consolas" fo:font-size="10pt" officeooo:paragraph-rsid="00259329" fo:background-color="#ffffff" style:font-name-asian="Consolas1" style:font-size-asian="10pt" style:font-name-complex="Consolas1" style:font-size-complex="10pt"/>
    </style:style>
    <style:style style:name="P2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800000" style:font-name="Consolas" fo:font-size="10pt" officeooo:rsid="0027d02b" officeooo:paragraph-rsid="0027d02b" fo:background-color="#ffffff" style:font-name-asian="Consolas1" style:font-size-asian="10pt" style:font-name-complex="Consolas1" style:font-size-complex="10pt"/>
    </style:style>
    <style:style style:name="P27"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fo:padding="0cm" fo:border="none"/>
    </style:style>
    <style:style style:name="P28" style:family="paragraph" style:parent-style-name="Preformatted_20_Text">
      <style:paragraph-properties fo:margin-left="0cm" fo:margin-right="0cm" fo:margin-top="0cm" fo:margin-bottom="0.499cm" loext:contextual-spacing="false" fo:line-height="100%" fo:text-align="start" style:justify-single-word="false" fo:keep-together="auto" fo:orphans="0" fo:widows="0" fo:text-indent="0cm" style:auto-text-indent="false" fo:padding="0cm" fo:border="none" fo:keep-with-next="auto"/>
      <style:text-properties officeooo:rsid="00259d0f" officeooo:paragraph-rsid="00259d0f"/>
    </style:style>
    <style:style style:name="P29" style:family="paragraph" style:parent-style-name="Heading_20_2">
      <style:text-properties officeooo:paragraph-rsid="00259d0f"/>
    </style:style>
    <style:style style:name="P30" style:family="paragraph" style:parent-style-name="Heading_20_2">
      <style:text-properties fo:font-weight="bold" style:font-weight-asian="bold"/>
    </style:style>
    <style:style style:name="P31" style:family="paragraph" style:parent-style-name="Preformatted_20_Text">
      <style:paragraph-properties fo:margin-top="0cm" fo:margin-bottom="0.499cm" loext:contextual-spacing="false"/>
    </style:style>
    <style:style style:name="P32" style:family="paragraph" style:parent-style-name="Preformatted_20_Text">
      <style:paragraph-properties fo:margin-top="0cm" fo:margin-bottom="0.499cm" loext:contextual-spacing="false"/>
      <style:text-properties officeooo:rsid="00259329" officeooo:paragraph-rsid="00259329"/>
    </style:style>
    <style:style style:name="P33" style:family="paragraph" style:parent-style-name="Preformatted_20_Text">
      <style:paragraph-properties fo:margin-top="0cm" fo:margin-bottom="0.499cm" loext:contextual-spacing="false"/>
      <style:text-properties officeooo:rsid="00259d0f" officeooo:paragraph-rsid="00259d0f"/>
    </style:style>
    <style:style style:name="P34" style:family="paragraph" style:parent-style-name="Standard">
      <style:text-properties style:text-underline-style="solid" style:text-underline-width="auto" style:text-underline-color="font-color"/>
    </style:style>
    <style:style style:name="P3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800080" style:font-name="Consolas" fo:font-size="10pt" style:text-underline-style="solid" style:text-underline-width="auto" style:text-underline-color="font-color" officeooo:rsid="002060a3" officeooo:paragraph-rsid="002060a3" fo:background-color="#ffffff" style:font-name-asian="Consolas1" style:font-size-asian="10pt" style:font-name-complex="Consolas1" style:font-size-complex="10pt"/>
    </style:style>
    <style:style style:name="P3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ce9178" style:font-name="Consolas" fo:font-size="10pt" fo:font-weight="normal" fo:background-color="#ffffff"/>
    </style:style>
    <style:style style:name="P3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rsid="001f712e"/>
    </style:style>
    <style:style style:name="P38" style:family="paragraph" style:parent-style-name="Text_20_body" style:list-style-name="L1"/>
    <style:style style:name="P39" style:family="paragraph" style:parent-style-name="Text_20_body" style:list-style-name="L1">
      <style:paragraph-properties fo:margin-top="0cm" fo:margin-bottom="0cm" loext:contextual-spacing="false"/>
    </style:style>
    <style:style style:name="P40"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paragraph-rsid="002d5dac"/>
    </style:style>
    <style:style style:name="P41"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paragraph-rsid="002f16fc"/>
    </style:style>
    <style:style style:name="P42"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paragraph-rsid="002f5b95"/>
    </style:style>
    <style:style style:name="P43"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paragraph-rsid="0031235c"/>
    </style:style>
    <style:style style:name="P44" style:family="paragraph" style:parent-style-name="Text_20_body">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paragraph-rsid="003295da"/>
    </style:style>
    <style:style style:name="P45" style:family="paragraph" style:parent-style-name="Heading_20_1" style:master-page-name="First_20_Page">
      <style:paragraph-properties style:page-number="1"/>
    </style:style>
    <style:style style:name="T1" style:family="text">
      <style:text-properties style:font-name="Consolas" fo:font-size="10pt" fo:font-weight="bold" style:font-name-asian="Consolas1" style:font-size-asian="10pt" style:font-weight-asian="bold" style:font-name-complex="Consolas1" style:font-size-complex="10pt"/>
    </style:style>
    <style:style style:name="T2" style:family="text">
      <style:text-properties style:font-name="Consolas" fo:font-size="10pt" fo:font-weight="bold" officeooo:rsid="002ae4c4" style:font-name-asian="Consolas1" style:font-size-asian="10pt" style:font-weight-asian="bold" style:font-name-complex="Consolas1" style:font-size-complex="10pt"/>
    </style:style>
    <style:style style:name="T3" style:family="text">
      <style:text-properties style:font-name="Consolas" fo:font-size="10pt" style:font-name-asian="Consolas1" style:font-size-asian="10pt" style:font-name-complex="Consolas1" style:font-size-complex="10pt"/>
    </style:style>
    <style:style style:name="T4" style:family="text">
      <style:text-properties fo:font-weight="bold" style:font-weight-asian="bold"/>
    </style:style>
    <style:style style:name="T5" style:family="text">
      <style:text-properties fo:color="#800000" style:font-name="Consolas" fo:font-size="10pt" fo:background-color="#ffffff" loext:char-shading-value="0" style:font-name-asian="Consolas1" style:font-size-asian="10pt" style:font-name-complex="Consolas1" style:font-size-complex="10pt"/>
    </style:style>
    <style:style style:name="T6" style:family="text">
      <style:text-properties fo:color="#800000" style:font-name="Consolas" fo:font-size="10pt" fo:font-weight="bold" fo:background-color="#ffffff" loext:char-shading-value="0" style:font-name-asian="Consolas1" style:font-size-asian="10pt" style:font-name-complex="Consolas1" style:font-size-complex="10pt"/>
    </style:style>
    <style:style style:name="T7" style:family="text">
      <style:text-properties fo:color="#800000" style:font-name="Consolas" fo:font-size="10pt" fo:font-weight="bold" officeooo:rsid="00259d0f" fo:background-color="#ffffff" loext:char-shading-value="0" style:font-name-asian="Consolas1" style:font-size-asian="10pt" style:font-name-complex="Consolas1" style:font-size-complex="10pt"/>
    </style:style>
    <style:style style:name="T8" style:family="text">
      <style:text-properties fo:color="#800080" style:font-name="Consolas" fo:font-size="10pt" officeooo:rsid="002060a3" fo:background-color="#ffffff" loext:char-shading-value="0" style:font-name-asian="Consolas1" style:font-size-asian="10pt" style:font-name-complex="Consolas1" style:font-size-complex="10pt"/>
    </style:style>
    <style:style style:name="T9" style:family="text">
      <style:text-properties fo:color="#800080" style:font-name="Consolas" fo:font-size="10pt" officeooo:rsid="002220a7" fo:background-color="#ffffff" loext:char-shading-value="0" style:font-name-asian="Consolas1" style:font-size-asian="10pt" style:font-name-complex="Consolas1" style:font-size-complex="10pt"/>
    </style:style>
    <style:style style:name="T10" style:family="text">
      <style:text-properties fo:font-variant="normal" fo:text-transform="none" fo:color="#000000" style:text-line-through-style="none" style:text-line-through-type="none" style:font-name="Calibri1" fo:font-size="12pt" fo:font-style="normal" style:text-underline-style="none" fo:font-weight="normal" officeooo:rsid="002060a3" style:text-blinking="false" fo:background-color="transparent" loext:char-shading-value="0"/>
    </style:style>
    <style:style style:name="T11" style:family="text">
      <style:text-properties fo:font-variant="normal" fo:text-transform="none" fo:color="#000000" style:text-line-through-style="none" style:text-line-through-type="none" style:font-name="Calibri1" fo:font-size="12pt" fo:font-style="normal" style:text-underline-style="none" fo:font-weight="normal" officeooo:rsid="002c5a2d" style:text-blinking="false" fo:background-color="transparent" loext:char-shading-value="0"/>
    </style:style>
    <style:style style:name="T12" style:family="text">
      <style:text-properties fo:font-variant="normal" fo:text-transform="none" fo:color="#000000" style:text-line-through-style="none" style:text-line-through-type="none" style:font-name="Calibri1" fo:font-size="12pt" fo:font-style="normal" style:text-underline-style="none" fo:font-weight="normal" officeooo:rsid="002d5dac" style:text-blinking="false" fo:background-color="transparent" loext:char-shading-value="0"/>
    </style:style>
    <style:style style:name="T13" style:family="text">
      <style:text-properties fo:font-variant="normal" fo:text-transform="none" fo:color="#000000" style:text-line-through-style="none" style:text-line-through-type="none" fo:font-size="12pt" fo:font-style="normal" style:text-underline-style="none" fo:font-weight="normal" officeooo:rsid="002060a3"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normal" style:text-underline-style="none" fo:font-weight="normal" officeooo:rsid="002c5a2d" style:text-blinking="false" fo:background-color="transparent" loext:char-shading-value="0"/>
    </style:style>
    <style:style style:name="T15" style:family="text">
      <style:text-properties fo:font-variant="normal" fo:text-transform="none" fo:color="#000000" style:text-line-through-style="none" style:text-line-through-type="none" fo:font-size="12pt" fo:font-style="normal" style:text-underline-style="none" fo:font-weight="normal" officeooo:rsid="002d5dac" style:text-blinking="false" fo:background-color="transparent" loext:char-shading-value="0"/>
    </style:style>
    <style:style style:name="T16" style:family="text">
      <style:text-properties fo:font-variant="normal" fo:text-transform="none" fo:color="#000000" style:text-line-through-style="none" style:text-line-through-type="none" fo:font-size="12pt" fo:font-style="normal" style:text-underline-style="none" fo:font-weight="normal" officeooo:rsid="002f16fc" style:text-blinking="false" fo:background-color="transparent" loext:char-shading-value="0"/>
    </style:style>
    <style:style style:name="T17" style:family="text">
      <style:text-properties fo:font-variant="normal" fo:text-transform="none" fo:color="#000000" style:text-line-through-style="none" style:text-line-through-type="none" fo:font-size="12pt" fo:font-style="normal" style:text-underline-style="none" fo:font-weight="normal" officeooo:rsid="002f5b95" style:text-blinking="false" fo:background-color="transparent" loext:char-shading-value="0"/>
    </style:style>
    <style:style style:name="T18" style:family="text">
      <style:text-properties fo:font-variant="normal" fo:text-transform="none" fo:color="#000000" style:text-line-through-style="none" style:text-line-through-type="none" fo:font-size="12pt" fo:font-style="normal" style:text-underline-style="none" fo:font-weight="normal" officeooo:rsid="0031235c" style:text-blinking="false" fo:background-color="transparent" loext:char-shading-value="0"/>
    </style:style>
    <style:style style:name="T19" style:family="text">
      <style:text-properties fo:font-variant="normal" fo:text-transform="none" fo:color="#000000" style:text-line-through-style="none" style:text-line-through-type="none" fo:font-size="12pt" fo:font-style="normal" style:text-underline-style="none" fo:font-weight="normal" officeooo:rsid="003295da" style:text-blinking="false" fo:background-color="transparent" loext:char-shading-value="0"/>
    </style:style>
    <style:style style:name="T20" style:family="text">
      <style:text-properties fo:font-variant="normal" fo:text-transform="none" fo:color="#000000" style:text-line-through-style="none" style:text-line-through-type="none" fo:font-size="12pt" fo:font-style="normal" style:text-underline-style="none" fo:font-weight="normal" officeooo:rsid="002f5b95" style:text-blinking="false" fo:background-color="#e6ecf9" loext:char-shading-value="0"/>
    </style:style>
    <style:style style:name="T21" style:family="text">
      <style:text-properties fo:font-variant="normal" fo:text-transform="none" fo:color="#000000" style:text-line-through-style="none" style:text-line-through-type="none" fo:font-size="12pt" fo:font-style="normal" style:text-underline-style="solid" style:text-underline-width="auto" style:text-underline-color="font-color" fo:font-weight="normal" officeooo:rsid="002d5dac" style:text-blinking="false" fo:background-color="transparent" loext:char-shading-value="0"/>
    </style:style>
    <style:style style:name="T22" style:family="text">
      <style:text-properties fo:font-variant="normal" fo:text-transform="none" fo:color="#000000" style:text-line-through-style="none" style:text-line-through-type="none" fo:font-size="12pt" fo:font-style="normal" style:text-underline-style="solid" style:text-underline-width="auto" style:text-underline-color="font-color" fo:font-weight="normal" officeooo:rsid="002f16fc" style:text-blinking="false" fo:background-color="transparent" loext:char-shading-value="0"/>
    </style:style>
    <style:style style:name="T23" style:family="text">
      <style:text-properties fo:font-variant="normal" fo:text-transform="none" fo:color="#000000" style:text-line-through-style="none" style:text-line-through-type="none" fo:font-size="12pt" fo:font-style="normal" style:text-underline-style="solid" style:text-underline-width="auto" style:text-underline-color="font-color" fo:font-weight="normal" officeooo:rsid="003295da" style:text-blinking="false" fo:background-color="transparent" loext:char-shading-value="0"/>
    </style:style>
    <style:style style:name="T24" style:family="text">
      <style:text-properties fo:font-variant="normal" fo:text-transform="none" fo:color="#d4d4d4" style:text-line-through-style="none" style:text-line-through-type="none" style:font-name="Droid Sans Mono" fo:font-size="10.5pt" fo:font-style="normal" style:text-underline-style="none" fo:font-weight="normal" officeooo:rsid="002d5dac" style:text-blinking="false" fo:background-color="#1e1e1e" loext:char-shading-value="0"/>
    </style:style>
    <style:style style:name="T25" style:family="text">
      <style:text-properties fo:font-variant="normal" fo:text-transform="none" fo:color="#d4d4d4" style:text-line-through-style="none" style:text-line-through-type="none" style:font-name="Droid Sans Mono" fo:font-size="10.5pt" fo:font-style="normal" style:text-underline-style="none" fo:font-weight="normal" officeooo:rsid="002f5b95" style:text-blinking="false" fo:background-color="#1e1e1e" loext:char-shading-value="0"/>
    </style:style>
    <style:style style:name="T26" style:family="text">
      <style:text-properties officeooo:rsid="00259d0f"/>
    </style:style>
    <style:style style:name="T27"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bookmark text:name="Ejercicio-2.3---Cerrojos"/>Ejercicio 2.3 - Cerrojos<text:a xlink:type="simple" xlink:href="https://notebooks.gesis.org/binder/jupyter/user/dacya-aso-jupyter-public-a7o2h9gq/notebooks/ejercicios/ejercicio2.3/ejercicio2.3.ipynb#Ejercicio-2.3---Cerrojos" text:style-name="Internet_20_link" text:visited-style-name="Visited_20_Internet_20_Link">¶</text:a></text:p>
      <text:p text:style-name="Heading_20_2"><text:bookmark text:name="Cuestiones"/>Cuestiones</text:p>
      <text:p text:style-name="Text_20_body"><text:span text:style-name="Strong_20_Emphasis">Cuestión 1 - Sistema de ficheros ext2.</text:span> Estudia y ejecuta el <text:span text:style-name="Emphasis">script shell</text:span> proporcionado, y responde a las siguientes cuestiones:</text:p>
      <text:list xml:id="list2367500239" text:style-name="L1">
        <text:list-item>
          <text:p text:style-name="P39">¿Qué hace la primera llamada a la orden <text:span text:style-name="Source_20_Text">dd</text:span>? </text:p>
        </text:list-item>
        <text:list-item>
          <text:p text:style-name="P39">¿Qué hace la llamada a <text:span text:style-name="Source_20_Text">mkfs</text:span>? </text:p>
        </text:list-item>
        <text:list-item>
          <text:p text:style-name="P39">¿Y la orden <text:span text:style-name="Source_20_Text">mount</text:span>? </text:p>
        </text:list-item>
        <text:list-item>
          <text:p text:style-name="P39">Investiga qué información, relacionada con el montaje de sistemas de ficheros, almacenan los ficheros <text:span text:style-name="Source_20_Text">/etc/fstab</text:span> y <text:span text:style-name="Source_20_Text">/etc/mtab</text:span>. </text:p>
        </text:list-item>
        <text:list-item>
          <text:p text:style-name="P39">¿Qué hace la segunda llamada a la orden <text:span text:style-name="Source_20_Text">dd</text:span>? </text:p>
        </text:list-item>
        <text:list-item>
          <text:p text:style-name="P39">Busca información sobre el fichero de dispositivo <text:span text:style-name="Source_20_Text">/dev/random</text:span>. ¿Qué obtenemos al leer de ese fichero?. Muestra el contenido del fichero <text:span text:style-name="Source_20_Text">file.bin</text:span> mediante el comando <text:span text:style-name="Source_20_Text">hexdump -v file.bin</text:span>. </text:p>
        </text:list-item>
        <text:list-item>
          <text:p text:style-name="P39">¿Qué hace la tercera llamada a la orden <text:span text:style-name="Source_20_Text">dd</text:span>? </text:p>
        </text:list-item>
        <text:list-item>
          <text:p text:style-name="P39">Tras esa tercera llamada, ¿hay alguna discrepancia entre el tamaño del fichero <text:span text:style-name="Source_20_Text">file.bin</text:span> mostrado por <text:span text:style-name="Source_20_Text">ls</text:span> y el mostrado por <text:span text:style-name="Source_20_Text">du</text:span>? ¿Por qué? </text:p>
        </text:list-item>
        <text:list-item>
          <text:p text:style-name="P38">Anota todos los resultados de <text:span text:style-name="Source_20_Text">ls</text:span> y <text:span text:style-name="Source_20_Text">du</text:span> para las 4 versiones de <text:span text:style-name="Source_20_Text">file.bin</text:span> creadas. ¿Cómo explicas esos valores? ¿Por qué el espacio en disco no sigue el mismo patrón que el tamaño lógico del fichero? </text:p>
        </text:list-item>
      </text:list>
      <text:p text:style-name="Text_20_body"/>
      <table:table table:name="Table1" table:style-name="Table1">
        <table:table-column table:style-name="Table1.A"/>
        <table:table-row table:style-name="Table1.1">
          <table:table-cell table:style-name="Table1.A1" office:value-type="string">
            <text:p text:style-name="P27"><text:span text:style-name="T11">1- </text:span><text:span text:style-name="T10">La orden </text:span><text:span text:style-name="Source_20_Text"><text:span text:style-name="T13">dd if=/dev/zero of=/tmp/disk.img bs=1024 count=100k</text:span></text:span><text:span text:style-name="Source_20_Text"><text:span text:style-name="T10">: </text:span></text:span><text:span text:style-name="Source_20_Text"><text:span text:style-name="T11">Hace una copia del archivo origen if al archivo destino of de 100k bloques de 1024 por bloqu, el archivo if es un archivo especial que proporciona tantos 0 como datos se le piden.</text:span></text:span></text:p>
            <text:p text:style-name="P40"><text:span text:style-name="Source_20_Text"><text:span text:style-name="T12"/></text:span></text:p>
            <text:p text:style-name="P40"><text:span text:style-name="Source_20_Text"><text:span text:style-name="T11">2-</text:span></text:span><text:span text:style-name="Source_20_Text"><text:span text:style-name="T14">sudo mkfs -t ext2 -b 1024 /tmp/disk.img</text:span></text:span><text:span text:style-name="Source_20_Text"><text:span text:style-name="T11"> da formato ...:</text:span></text:span><text:span text:style-name="Source_20_Text"><text:span text:style-name="T12">Este comando crea un sistema de ficheros tipo <text:s/></text:span></text:span><text:span text:style-name="Source_20_Text"><text:span text:style-name="T14">ext2 </text:span></text:span><text:span text:style-name="Source_20_Text"><text:span text:style-name="T15">sobre el fichero <text:s/></text:span></text:span><text:span text:style-name="Source_20_Text"><text:span text:style-name="T14">disk.img </text:span></text:span><text:span text:style-name="Source_20_Text"><text:span text:style-name="T15">creado previamente,la opcion b es para marcar el tamaño del bloque.</text:span></text:span></text:p>
            <text:p text:style-name="P40"><text:span text:style-name="Source_20_Text"><text:span text:style-name="T15"/></text:span></text:p>
            <text:p text:style-name="P40"><text:span text:style-name="Source_20_Text"><text:span text:style-name="T15">3-¿Y la orden mount?:El comando mount realiza una operacion de montado que permite conectar un sistema de ficheros con un directorio (punto de montaje) del sistema Linux.</text:span></text:span><text:span text:style-name="Source_20_Text"><text:span text:style-name="T24">mount -t ext2 -o defaults,loop /tmp/disk.img /tmp/disk </text:span></text:span><text:span text:style-name="Source_20_Text"><text:span text:style-name="T15">la opcion -t proporcina el tipo de </text:span></text:span></text:p>
            <text:p text:style-name="P41"><text:span text:style-name="Source_20_Text"><text:span text:style-name="T16">sistema de archivos en este caso ext2 la -o nos permite añadir la </text:span></text:span><text:soft-page-break/><text:span text:style-name="Source_20_Text"><text:span text:style-name="T16">opcion loop que monta un fichero como si se tratara de un dispositivo, este caso el fichero disk.img en el directorio disk.</text:span></text:span></text:p>
            <text:p text:style-name="P41"><text:span text:style-name="Source_20_Text"><text:span text:style-name="T16"/></text:span></text:p>
            <text:p text:style-name="P41"><text:span text:style-name="Source_20_Text"><text:span text:style-name="T16"/></text:span></text:p>
            <text:p text:style-name="P41"><text:span text:style-name="Source_20_Text"><text:span text:style-name="T16">4-Investiga qué información, relacionada con el montaje de sistemas de ficheros, almacenan los ficheros /etc/fstab y /etc/mtab.:En /etc/fstab se guardan los filesystem con sus puntos de montaje y su tipo.En /etc/mtab este archivo es similar al anterior, diferencia es que <text:s/>fstab es un archivo de configuracion que indica los ficheros que tienen que se rmontados en tiempo de ejecucion asi como sus puntos, y <text:s/>mtab solo muestra los ficheros montados en ese momento,</text:span></text:span></text:p>
            <text:p text:style-name="P41"><text:span text:style-name="Source_20_Text"><text:span text:style-name="T16"/></text:span></text:p>
            <text:p text:style-name="P42"><text:span text:style-name="Source_20_Text"><text:span text:style-name="T17">5-¿Qué hace la segunda llamada a la orden dd?:</text:span></text:span><text:span text:style-name="Source_20_Text"><text:span text:style-name="T25">dd if=/dev/urandom of=file.bin bs=1024 count=1 seek=0 <text:s/></text:span></text:span><text:span text:style-name="Source_20_Text"><text:span text:style-name="T17"><text:s/>lo mismo que la primera pero en vez de ceros copia numeros aleatorios que proporciona el fichero urandom, el parametro seek usa <text:s/></text:span></text:span><text:span text:style-name="Source_20_Text"><text:span text:style-name="T20">omite n bloques desde el comienzo del archivo of <text:s/></text:span></text:span><text:span text:style-name="Source_20_Text"><text:span text:style-name="T17">,sirve para preservar algunos datos existentes al comienzo.</text:span></text:span></text:p>
            <text:p text:style-name="P42"><text:span text:style-name="Source_20_Text"><text:span text:style-name="T17"/></text:span></text:p>
            <text:p text:style-name="P42"><text:span text:style-name="Source_20_Text"><text:span text:style-name="T17"/></text:span></text:p>
            <text:p text:style-name="P43"><text:span text:style-name="Source_20_Text"><text:span text:style-name="T17">6-Busca información sobre el fichero de dispositivo /dev/random. ¿Qué obtenemos al leer de ese fichero?. Muestra el contenido del fichero file.bin mediante el comando hexdump -v file.bin. :El <text:s/>fichero random </text:span></text:span><text:span text:style-name="Source_20_Text"><text:span text:style-name="T18">es un archivo</text:span></text:span><text:span text:style-name="Source_20_Text"><text:span text:style-name="T17"> especial que sirve como generador de </text:span></text:span><text:a xlink:type="simple" xlink:href="https://es.wikipedia.org/wiki/Número_aleatorio" text:style-name="Internet_20_link" text:visited-style-name="Visited_20_Internet_20_Link"><text:span text:style-name="Source_20_Text">n</text:span></text:a><text:span text:style-name="Source_20_Text"><text:span text:style-name="T17">umeros aleatorios, o de </text:span></text:span><text:a xlink:type="simple" xlink:href="https://es.wikipedia.org/wiki/Número_seudo-aleatorio" text:style-name="Internet_20_link" text:visited-style-name="Visited_20_Internet_20_Link"><text:span text:style-name="Source_20_Text">n</text:span></text:a><text:span text:style-name="Source_20_Text"><text:span text:style-name="T18">umeros pseudo-aleatorios, permite l acceso al ruido ambiental recogido de dispositivos y otras fuentes.</text:span></text:span></text:p>
            <text:p text:style-name="P43"><text:span text:style-name="Source_20_Text"><text:span text:style-name="T18">Contenido </text:span></text:span><text:span text:style-name="Source_20_Text"><text:span text:style-name="T19">del fichero es todo 0 hasta la posicion 0043000 que empiezan a ser numeros aleatorios.</text:span></text:span></text:p>
            <text:p text:style-name="P43"><text:span text:style-name="Source_20_Text"><text:span text:style-name="T18"/></text:span></text:p>
            <text:p text:style-name="P43"><text:span text:style-name="Source_20_Text"><text:span text:style-name="T18"/></text:span></text:p>
            <text:p text:style-name="P43"><text:span text:style-name="Source_20_Text"><text:span text:style-name="T18"/></text:span></text:p>
            <text:p text:style-name="P44"><text:span text:style-name="Source_20_Text"><text:span text:style-name="T18">7-¿Qué hace la tercera llamada a la orden dd?:</text:span></text:span><text:span text:style-name="Source_20_Text"><text:span text:style-name="T19">Hace lo mismo que la segunda pero omitiendo seek bloques del archivo destino.</text:span></text:span></text:p>
            <text:p text:style-name="P44"><text:span text:style-name="Source_20_Text"><text:span text:style-name="T19"/></text:span></text:p>
            <text:p text:style-name="P44"><text:span text:style-name="Source_20_Text"><text:span text:style-name="T19"/></text:span></text:p>
            <text:p text:style-name="P44"><text:span text:style-name="Source_20_Text"><text:span text:style-name="T19"/></text:span></text:p>
            <text:p text:style-name="P44"><text:span text:style-name="Source_20_Text"><text:span text:style-name="T19">8-Tras esa tercera llamada, ¿hay alguna discrepancia entre el tamaño del fichero file.bin mostrado por ls y el mostrado por du? ¿Por qué?</text:span></text:span></text:p>
            <text:p text:style-name="P44"><text:span text:style-name="Source_20_Text"><text:span text:style-name="T19"/></text:span></text:p>
            <text:p text:style-name="P44"><text:span text:style-name="Source_20_Text"><text:span text:style-name="T19">9-Anota todos los resultados de ls y du para las 4 versiones de </text:span></text:span><text:span text:style-name="Source_20_Text"><text:span text:style-name="T19">file.bin</text:span></text:span><text:span text:style-name="Source_20_Text"><text:span text:style-name="T19"> creadas. ¿Cómo explicas esos valores? ¿Por qué el espacio en disco no sigue el mismo patrón que el tamaño lógico del fichero? </text:span></text:span></text:p>
            <text:p text:style-name="P41"><text:span text:style-name="Source_20_Text"><text:span text:style-name="T16"/></text:span></text:p>
            <text:p text:style-name="P41"><text:span text:style-name="Source_20_Text"><text:span text:style-name="T16"/></text:span></text:p>
            <text:p text:style-name="P41"><text:span text:style-name="Source_20_Text"><text:span text:style-name="T22"/></text:span></text:p>
            <text:p text:style-name="P40"><text:span text:style-name="Source_20_Text"><text:span text:style-name="T21"/></text:span></text:p>
            <text:p text:style-name="P10"/>
          </table:table-cell>
        </table:table-row>
      </table:table>
      <text:p text:style-name="Standard"/>
      <text:p text:style-name="Standard"><text:soft-page-break/></text:p>
      <text:p text:style-name="Text_20_body"><text:span text:style-name="Strong_20_Emphasis">Cuestión 2 - Sistema de ficheros vfat.</text:span> Modifica el <text:span text:style-name="Emphasis">script</text:span> anterior para que cree un sistema de ficheros <text:span text:style-name="Source_20_Text">vfat</text:span> en lugar de <text:span text:style-name="Source_20_Text">ext2</text:span>. Ejecútalo de nuevo y observa los nuevos valores mostrados por <text:span text:style-name="Source_20_Text">ls</text:span> y <text:span text:style-name="Source_20_Text">du</text:span> para las 4 versiones de <text:span text:style-name="Source_20_Text">file.bin</text:span> creadas. ¿Qué diferencias ves con los anteriores?</text:p>
      <text:p text:style-name="P34"/>
      <table:table table:name="Table2" table:style-name="Table2">
        <table:table-column table:style-name="Table2.A"/>
        <table:table-row table:style-name="Table2.1">
          <table:table-cell table:style-name="Table2.A1" office:value-type="string">
            <text:p text:style-name="P35"/>
          </table:table-cell>
        </table:table-row>
      </table:table>
      <text:p text:style-name="Standard"/>
      <text:p text:style-name="Standard"><text:span text:style-name="Strong_20_Emphasis">Cuestión 3 - Sistema de ficheros ext4 (OPCIONAL).</text:span> Modifica el <text:span text:style-name="Emphasis">script</text:span> anterior para que cree un sistema de ficheros <text:span text:style-name="Source_20_Text">ext4</text:span> en lugar de <text:span text:style-name="Source_20_Text">ext2</text:span>. Ejecútalo de nuevo y observa los nuevos valores mostrados por <text:span text:style-name="Source_20_Text">ls</text:span> y <text:span text:style-name="Source_20_Text">du</text:span> para las 4 versiones de <text:span text:style-name="Source_20_Text">file.bin</text:span> creadas. ¿Qué diferencias ves con los anteriores?</text:p>
      <table:table table:name="Table3" table:style-name="Table3">
        <table:table-column table:style-name="Table3.A"/>
        <table:table-row table:style-name="Table3.1">
          <table:table-cell table:style-name="Table3.A1" office:value-type="string">
            <text:p text:style-name="P16"><text:span text:style-name="Source_20_Text"><text:span text:style-name="T8"/></text:span></text:p>
            <text:p text:style-name="P15"/>
            <text:p text:style-name="P14"/>
          </table:table-cell>
        </table:table-row>
      </table:table>
      <text:p text:style-name="Standard"/>
      <text:p text:style-name="Heading_20_2"><text:bookmark text:name="Ejercicios----Cerrojos"/>Ejercicios - Cerrojos</text:p>
      <text:p text:style-name="Standard"><text:span text:style-name="Strong_20_Emphasis">Ejercicio 1 - bloquea.c</text:span> Estudia, compila y ejecuta el fichero. En dos terminales diferentes, ejecuta el binario creado (es decir, lanza dos procesos independientes a partir del mismo ejecutable). ¿Qué observas? ¿Se respeta el orden impuesto por el cerrojo? Compila nuevamente el código añadiendo el flag <text:span text:style-name="Source_20_Text">-DNONE</text:span> a la compilación. Ejecuta nuevamente. ¿Qué ocurre ahora? ¿Por qué?.</text:p>
      <table:table table:name="Table4" table:style-name="Table4">
        <table:table-column table:style-name="Table4.A"/>
        <table:table-row table:style-name="Table4.1">
          <table:table-cell table:style-name="Table4.A1" office:value-type="string">
            <text:p text:style-name="P36"/>
            <text:p text:style-name="P37"/>
          </table:table-cell>
        </table:table-row>
      </table:table>
      <text:p text:style-name="Standard"/>
      <text:p text:style-name="Heading_20_2"><text:bookmark text:name="Ejercicios---Mapeo-de-ficheros-en-memoria"/>Ejercicios - Mapeo de ficheros en memoria</text:p>
      <text:p text:style-name="Standard"><text:span text:style-name="Strong_20_Emphasis">Ejercicio 2 - mmap.c</text:span> Escribe un programa llamada <text:span text:style-name="Source_20_Text">mmap.c</text:span> que mapee los 200 primeros bytes de un fichero de texto existente (puedes crear uno copiando cualquier código fuente en un nuevo fichero) a memoria. Si el fichero fuese menor de 200 bytes, se mapeará el fichero completo. Posteriormente, se pasará a mayúsculas todo el texto del fichero.</text:p>
      <table:table table:name="Table5" table:style-name="Table5">
        <table:table-column table:style-name="Table5.A"/>
        <table:table-row table:style-name="Table5.1">
          <table:table-cell table:style-name="Table5.A1" office:value-type="string">
            <text:p text:style-name="P12"/>
            <text:p text:style-name="P21">#include &lt;sys/types.h&gt;</text:p>
            <text:p text:style-name="P21">#include &lt;sys/stat.h&gt;</text:p>
            <text:p text:style-name="P21">#include &lt;fcntl.h&gt;</text:p>
            <text:p text:style-name="P21">#include &lt;stdio.h&gt;</text:p>
            <text:p text:style-name="P21">#include &lt;stdlib.h&gt;</text:p>
            <text:p text:style-name="P21">#include &lt;unistd.h&gt;</text:p>
            <text:p text:style-name="P21"><text:soft-page-break/>#include &lt;sys/mman.h&gt; </text:p>
            <text:p text:style-name="P21">#include &lt;ctype.h&gt;</text:p>
            <text:p text:style-name="P21"/>
            <text:p text:style-name="P21"/>
            <text:p text:style-name="P21"/>
            <text:p text:style-name="P21">int main(int argc, char* argv[]) {</text:p>
            <text:p text:style-name="P21"><text:s text:c="2"/>int fd;</text:p>
            <text:p text:style-name="P21"><text:s text:c="2"/>struct stat buf;</text:p>
            <text:p text:style-name="P21"><text:s text:c="2"/>size_t mapSize;</text:p>
            <text:p text:style-name="P21"><text:s text:c="2"/>char *texto;</text:p>
            <text:p text:style-name="P21"><text:s text:c="2"/>int i;</text:p>
            <text:p text:style-name="P21"/>
            <text:p text:style-name="P21"><text:s text:c="2"/>if(argc!=3) {</text:p>
            <text:p text:style-name="P21"><text:s text:c="4"/>printf("Error. Uso: %s nomFich\n", argv[0]);</text:p>
            <text:p text:style-name="P21"><text:s text:c="4"/>exit(-1);</text:p>
            <text:p text:style-name="P21"><text:s text:c="2"/>}</text:p>
            <text:p text:style-name="P21"/>
            <text:p text:style-name="P21"><text:s text:c="2"/>if((fd = open(argv[1], O_RDWR)) == -1) {</text:p>
            <text:p text:style-name="P21"><text:s text:c="4"/>perror("Fallo en open fd");</text:p>
            <text:p text:style-name="P21"><text:s text:c="4"/>exit(-1);</text:p>
            <text:p text:style-name="P21"><text:s text:c="2"/>}</text:p>
            <text:p text:style-name="P21"/>
            <text:p text:style-name="P21"><text:s text:c="2"/>//Usar fstat para obtener informacion del fichero.</text:p>
            <text:p text:style-name="P21"><text:s text:c="2"/>if(fstat(fd,&amp;buf) == -1) {</text:p>
            <text:p text:style-name="P21"><text:tab/>perror("Fallo en fstat");</text:p>
            <text:p text:style-name="P21"><text:tab/>close(fd);</text:p>
            <text:p text:style-name="P21"><text:tab/>exit(-1);</text:p>
            <text:p text:style-name="P21"><text:s text:c="3"/>} </text:p>
            <text:p text:style-name="P21"/>
            <text:p text:style-name="P21"><text:s text:c="3"/>//2. Comprobar que es un fichero regular</text:p>
            <text:p text:style-name="P21"><text:s text:c="3"/>if(!S_ISREG(buf.st_mode)) {</text:p>
            <text:p text:style-name="P21"><text:s text:c="4"/>fprintf(stderr, "%s no es un directorio.\n", argv[1]);</text:p>
            <text:p text:style-name="P21"><text:s text:c="4"/>exit(1);</text:p>
            <text:p text:style-name="P21"><text:s text:c="2"/>}</text:p>
            <text:p text:style-name="P21"/>
            <text:p text:style-name="P21"><text:s text:c="2"/>//Obtener el tamaño del fichero</text:p>
            <text:p text:style-name="P21"><text:s text:c="2"/>mapSize = buf.st_size;</text:p>
            <text:p text:style-name="P21"><text:s text:c="2"/>if(mapSize &gt; 200){</text:p>
            <text:p text:style-name="P21"><text:s text:c="4"/>mapSize = 200;</text:p>
            <text:p text:style-name="P21"><text:s text:c="2"/>}</text:p>
            <text:p text:style-name="P21"/>
            <text:p text:style-name="P21"><text:s text:c="2"/>if(!(texto= mmap(0,mapSize, PROT_READ, MAP_PRIVATE, fd, 0))) { </text:p>
            <text:p text:style-name="P21"><text:s text:c="5"/>printf ("mmap error for input%s aaa",texto);</text:p>
            <text:p text:style-name="P21"><text:s text:c="5"/>return 0;</text:p>
            <text:p text:style-name="P21"><text:s text:c="2"/>}</text:p>
            <text:p text:style-name="P21"/>
            <text:p text:style-name="P21"/>
            <text:p text:style-name="P21"><text:s text:c="2"/>for (i = 0; i &lt; mapSize; i++){</text:p>
            <text:p text:style-name="P21"><text:s text:c="4"/>texto[i] = toupper(texto[i]);</text:p>
            <text:p text:style-name="P21"><text:s text:c="2"/>}</text:p>
            <text:p text:style-name="P21"><text:s/></text:p>
            <text:p text:style-name="P21"><text:s/>for (i = 0; i &lt; mapSize; i++)</text:p>
            <text:p text:style-name="P21"><text:s text:c="4"/>printf("%c", texto[i]);</text:p>
            <text:p text:style-name="P21"/>
            <text:p text:style-name="P21"><text:s/>munmap(texto, mapSize);</text:p>
            <text:p text:style-name="P21"><text:s/>close(fd);</text:p>
            <text:p text:style-name="P21"><text:s/>return 1;</text:p>
            <text:p text:style-name="P21">}</text:p>
            <text:p text:style-name="P22"/>
            <text:p text:style-name="P22"/>
          </table:table-cell>
        </table:table-row>
      </table:table>
      <text:p text:style-name="P30"><text:bookmark text:name="Ejercicios---E/S-biblioteca"/><text:soft-page-break/>Ejercicios - E/S biblioteca</text:p>
      <text:p text:style-name="Standard"><text:span text:style-name="Strong_20_Emphasis">Ejercicio 3 - fcopia.c</text:span><text:span text:style-name="T4"> Una vez más, crea una nueva versión de la copia de ficheros, pero usando las llamadas de la librería estándar (</text:span><text:span text:style-name="Source_20_Text"><text:span text:style-name="T4">fopen</text:span></text:span><text:span text:style-name="T4">, </text:span><text:span text:style-name="Source_20_Text"><text:span text:style-name="T4">fread</text:span></text:span><text:span text:style-name="T4">, ...). Vuelve a realizar diversas pruebas con diferentes tamaños de lectura/escritura midiendo los tiempos. ¿Las diferencias de tiempo son igual de notables cuando se usan tamaños de lectura/escritura de unos pocos bytes? Repite las pruebas incluyendo una llamada a </text:span><text:span text:style-name="Source_20_Text"><text:span text:style-name="T4">fflush(NULL)</text:span></text:span><text:span text:style-name="T4"> tras cada escritura. ¿Se producen diferencias de tiempo?</text:span></text:p>
      <table:table table:name="Table6" table:style-name="Table6">
        <table:table-column table:style-name="Table6.A"/>
        <table:table-row table:style-name="Table6.1">
          <table:table-cell table:style-name="Table6.A1" office:value-type="string">
            <text:p text:style-name="P13">#include &lt;sys/types.h&gt;</text:p>
            <text:p text:style-name="P23">#include &lt;sys/stat.h&gt;</text:p>
            <text:p text:style-name="P23">#include &lt;fcntl.h&gt;</text:p>
            <text:p text:style-name="P23">#include &lt;stdio.h&gt;</text:p>
            <text:p text:style-name="P23">#include &lt;stdlib.h&gt;</text:p>
            <text:p text:style-name="P23">#include &lt;unistd.h&gt;</text:p>
            <text:p text:style-name="P23"/>
            <text:p text:style-name="P23"/>
            <text:p text:style-name="P23"/>
            <text:p text:style-name="P24">#ifndef TAM_BLOQUE</text:p>
            <text:p text:style-name="P24">#define TAM_BLOQUE 1</text:p>
            <text:p text:style-name="P24">#endif</text:p>
            <text:p text:style-name="P24">#ifndef FFLUSH</text:p>
            <text:p text:style-name="P24">#define FFLUSH 1</text:p>
            <text:p text:style-name="P24">#endif <text:s/></text:p>
            <text:p text:style-name="P23"/>
            <text:p text:style-name="P23">// declarar array para almacenar los bytes leidos</text:p>
            <text:p text:style-name="P23">char *buff[TAM_BLOQUE];</text:p>
            <text:p text:style-name="P23"/>
            <text:p text:style-name="P23">int main(int argc, char *argv[]) {</text:p>
            <text:p text:style-name="P23"/>
            <text:p text:style-name="P23"><text:s text:c="2"/>int <text:s text:c="2"/>fdo, fdd,n;</text:p>
            <text:p text:style-name="P23"><text:s text:c="2"/>char <text:s/>c;</text:p>
            <text:p text:style-name="P23"/>
            <text:p text:style-name="P23"><text:s text:c="3"/>// mantener este fichero para pruebas iniciales.</text:p>
            <text:p text:style-name="P23"><text:s text:c="2"/>// cambiar por uno mayor para medir tiempos</text:p>
            <text:p text:style-name="P23"><text:s text:c="2"/>fdo = fopen(argv[1], "r");</text:p>
            <text:p text:style-name="P23"/>
            <text:p text:style-name="P23"><text:s text:c="2"/>if( fdo == -1 ) {</text:p>
            <text:p text:style-name="P23"><text:s text:c="4"/>perror("open"); </text:p>
            <text:p text:style-name="P23"><text:s text:c="4"/>exit(1);</text:p>
            <text:p text:style-name="P23"><text:s text:c="2"/>}</text:p>
            <text:p text:style-name="P23"/>
            <text:p text:style-name="P23"><text:s text:c="2"/>// Abrir fichero destino para escritura</text:p>
            <text:p text:style-name="P23"><text:s text:c="2"/>fdd = fopen (argv[2],"w");</text:p>
            <text:p text:style-name="P23"><text:s text:c="2"/>if (fdd == -1) {</text:p>
            <text:p text:style-name="P23"><text:s text:c="2"/>}</text:p>
            <text:p text:style-name="P23"/>
            <text:p text:style-name="P23"><text:s text:c="2"/>printf("Comienza la copia con TAM_BLOQUE=%d bytes\n", TAM_BLOQUE); </text:p>
            <text:p text:style-name="P23"><text:s text:c="2"/>// Incluir las llamadas de temporizacion de vuestra libreria (start...)</text:p>
            <text:p text:style-name="P23"><text:s text:c="2"/>// Bucle de copia: leer TAM_BLOQUE btyes por llamada. Escribir lo leido</text:p>
            <text:p text:style-name="P23"><text:s text:c="2"/>int i = 0;</text:p>
            <text:p text:style-name="P23"><text:s text:c="4"/>while((n=fread(buff,1,TAM_BLOQUE,fdo)) &gt; 0) {</text:p>
            <text:p text:style-name="P23"><text:s text:c="9"/>if (fwrite(buff, 1,n, fdd) != n) {</text:p>
            <text:p text:style-name="P23"><text:s text:c="10"/><text:tab/>perror("Error en write");</text:p>
            <text:p text:style-name="P23"><text:tab/> <text:s text:c="6"/>} </text:p>
            <text:p text:style-name="P23"><text:s text:c="10"/>if(FFLUSH==1 &amp;&amp; flush(NULL)!=0){</text:p>
            <text:p text:style-name="P23"><text:s text:c="13"/>perror("Error en flush");</text:p>
            <text:p text:style-name="P23"><text:s text:c="9"/>}</text:p>
            <text:p text:style-name="P23"><text:soft-page-break/><text:s text:c="4"/>} <text:s text:c="7"/></text:p>
            <text:p text:style-name="P23"><text:s text:c="2"/>if (n == -1) </text:p>
            <text:p text:style-name="P23"><text:s text:c="4"/>perror("read");</text:p>
            <text:p text:style-name="P23"><text:s text:c="2"/>fclose(fdo);</text:p>
            <text:p text:style-name="P23"/>
            <text:p text:style-name="P23"><text:s text:c="2"/>return 1;</text:p>
            <text:p text:style-name="P23">}</text:p>
            <text:p text:style-name="P23"/>
            <text:p text:style-name="P26">Si se producen diferencias de tiempo ya que con fopen, fread, fwrite no se tiene que vambiar el modo del procesador por lo que te ahorras loa operaciones de cambiar modo, guardar el estado...</text:p>
          </table:table-cell>
        </table:table-row>
      </table:table>
      <text:p text:style-name="Standard"/>
      <text:p text:style-name="Standard"><text:span text:style-name="Strong_20_Emphasis">Ejercicio 5 - vbuf.c</text:span> Estudia, compila y ejecuta el código del fichero <text:span text:style-name="Source_20_Text">vbuf.c</text:span>. A continuación, usa <text:span text:style-name="Source_20_Text">setvbuf</text:span> para probar el efecto de las 3 estrategias de <text:span text:style-name="Emphasis">buffering</text:span> disponibles en la librería estándar: sin <text:span text:style-name="Emphasis">buffer</text:span>, <text:span text:style-name="Emphasis">buffer</text:span> de línea y <text:span text:style-name="Emphasis">buffer</text:span> completo. ¿En qué se diferencia el comportamiento de cada una y por qué? ¿Cuál es la estrategia por defecto cuando escribimos en el terminal?</text:p>
      <table:table table:name="Table7" table:style-name="Table7">
        <table:table-column table:style-name="Table7.A"/>
        <table:table-row table:style-name="Table7.1">
          <table:table-cell table:style-name="Table7.A1" office:value-type="string">
            <text:p text:style-name="P25">#include &lt;stdio.h&gt;</text:p>
            <text:p text:style-name="P25">#include &lt;unistd.h&gt;</text:p>
            <text:p text:style-name="P25"/>
            <text:p text:style-name="P25">#ifndef BUF_MODE</text:p>
            <text:p text:style-name="P25">#define BUF_MODE 0</text:p>
            <text:p text:style-name="P25">#endif</text:p>
            <text:p text:style-name="P25"/>
            <text:p text:style-name="P25">int main() {</text:p>
            <text:p text:style-name="P25"><text:s text:c="2"/>int i = 0;</text:p>
            <text:p text:style-name="P25"><text:s text:c="2"/>// setvbuf(stdout,(char*)NULL,_IONBF,BUFSIZ);</text:p>
            <text:p text:style-name="P25"><text:s text:c="2"/>switch(BUF_MODE) {</text:p>
            <text:p text:style-name="P25"><text:s text:c="4"/>case 1:</text:p>
            <text:p text:style-name="P25">/*******************************************************************************/</text:p>
            <text:p text:style-name="P25"><text:s text:c="8"/>setvbuf(stdout,(char*)NULL,_IONBF,BUFSIZ);</text:p>
            <text:p text:style-name="P25">/*******************************************************************************/</text:p>
            <text:p text:style-name="P25"><text:s text:c="8"/>break;</text:p>
            <text:p text:style-name="P25"><text:s text:c="4"/>case 2:</text:p>
            <text:p text:style-name="P25">/*******************************************************************************/</text:p>
            <text:p text:style-name="P25"><text:s text:c="9"/>setvbuf(stdout,(char*)NULL,_IOLBF,BUFSIZ);</text:p>
            <text:p text:style-name="P25">/*******************************************************************************/</text:p>
            <text:p text:style-name="P25"><text:s text:c="8"/>break;</text:p>
            <text:p text:style-name="P25"><text:s text:c="4"/>case 3:</text:p>
            <text:p text:style-name="P25">/*******************************************************************************/</text:p>
            <text:p text:style-name="P25"><text:s text:c="9"/>setvbuf(stdout,(char*)NULL,_IOFBF,BUFSIZ);</text:p>
            <text:p text:style-name="P25">/*******************************************************************************/</text:p>
            <text:p text:style-name="P25"><text:s text:c="8"/>break;</text:p>
            <text:p text:style-name="P25"><text:s text:c="4"/>default:</text:p>
            <text:p text:style-name="P25"><text:soft-page-break/><text:s text:c="8"/>break;</text:p>
            <text:p text:style-name="P25"><text:s text:c="2"/>} </text:p>
            <text:p text:style-name="P25"><text:s text:c="2"/>for (i = 0; i&lt; 5; i++) {</text:p>
            <text:p text:style-name="P25"><text:s text:c="4"/>printf("Esta es la ");</text:p>
            <text:p text:style-name="P25"><text:s text:c="4"/>sleep(1);</text:p>
            <text:p text:style-name="P25"><text:s text:c="4"/>printf("Linea %d\n", i);</text:p>
            <text:p text:style-name="P25"><text:s text:c="4"/>getc(stdin);</text:p>
            <text:p text:style-name="P25"><text:s text:c="2"/>}</text:p>
            <text:p text:style-name="P25"><text:s text:c="2"/>printf("Final\n");</text:p>
            <text:p text:style-name="P25"><text:s text:c="2"/>return 0;</text:p>
            <text:p text:style-name="P25">}</text:p>
            <text:p text:style-name="P25"/>
            <text:p text:style-name="P18"><text:span text:style-name="T6">_IOFBF: </text:span><text:span text:style-name="T5">Cuando un acumulador esté vacío, la siguiente operación intentará llenar el acumulador completamente. En salida, el acumulador será completamente llenado antes de cualquier dato sea escrito en el fichero.</text:span></text:p>
            <text:p text:style-name="P18"><text:span text:style-name="T6">_IOLBF: </text:span><text:span text:style-name="T5">Cuando un acumulador esté vacío, la siguiente operación intentará llenar el acumulador completamente. En salida, sin embargo, el acumulador será transmitido y despejado en cuanto un carácter de línea nueva sea escrito en el fichero.</text:span></text:p>
            <text:p text:style-name="P18"><text:span text:style-name="T6">_IONBF: </text:span><text:span text:style-name="T5">Los parámetros </text:span><text:span text:style-name="T6">acumulador</text:span><text:span text:style-name="T5"> y </text:span><text:span text:style-name="T6">tama</text:span><text:span text:style-name="T7">ñ</text:span><text:span text:style-name="T6">o</text:span><text:span text:style-name="T5"> son ignorados. Cada operación de entrada leerá directamente desde el fichero, y cada operación de salida inmediatamente escribirá los datos al fichero.</text:span></text:p>
          </table:table-cell>
        </table:table-row>
      </table:table>
      <text:p text:style-name="P3"/>
      <text:p text:style-name="Standard"><text:span text:style-name="Strong_20_Emphasis">Ejercicio 6 - copyBuf.c</text:span> Estudia, compila y ejecuta el código del fichero <text:span text:style-name="Source_20_Text">copyBuf.c</text:span> que copia un fichero byte a byte usando la librería estándar. Compara el tiempo de ejecución (usando <text:span text:style-name="Source_20_Text">time</text:span>) con el código de <text:span text:style-name="Source_20_Text">fcopia.c</text:span> con tamaño de copia de 1 byte. ¿Hay diferencias de tiempo? ¿Por qué?</text:p>
      <table:table table:name="Table8" table:style-name="Table8">
        <table:table-column table:style-name="Table8.A"/>
        <table:table-row table:style-name="Table8.1">
          <table:table-cell table:style-name="Table8.A1" office:value-type="string">
            <text:p text:style-name="Preformatted_20_Text">#include &lt;stdio.h&gt;</text:p>
            <text:p text:style-name="Preformatted_20_Text">#include &lt;stdlib.h&gt;</text:p>
            <text:p text:style-name="Preformatted_20_Text">#include &lt;sys/stat.h&gt;</text:p>
            <text:p text:style-name="Preformatted_20_Text"/>
            <text:p text:style-name="Preformatted_20_Text">int main(int argc, char **argv) {</text:p>
            <text:p text:style-name="Preformatted_20_Text"><text:s text:c="2"/>if (argc != 3) {</text:p>
            <text:p text:style-name="Preformatted_20_Text"><text:s text:c="4"/>printf("Uso: %s fichero-a-copiar fichero-destino\n", argv[0]);</text:p>
            <text:p text:style-name="Preformatted_20_Text"><text:s text:c="4"/>exit(1);</text:p>
            <text:p text:style-name="Preformatted_20_Text"><text:s text:c="2"/>} <text:s text:c="3"/></text:p>
            <text:p text:style-name="Preformatted_20_Text"><text:s text:c="2"/>FILE* fp = fopen(argv[1], "r");</text:p>
            <text:p text:style-name="Preformatted_20_Text"><text:s text:c="2"/>FILE* fpo = fopen(argv[2], "w");</text:p>
            <text:p text:style-name="Preformatted_20_Text"><text:s text:c="2"/>int ch;</text:p>
            <text:p text:style-name="Preformatted_20_Text"><text:s text:c="2"/>struct stat stats;</text:p>
            <text:p text:style-name="Preformatted_20_Text"/>
            <text:p text:style-name="Preformatted_20_Text"><text:s text:c="2"/>if (fp == NULL) {</text:p>
            <text:p text:style-name="Preformatted_20_Text"><text:s text:c="4"/>perror("fopen"); return 1;</text:p>
            <text:p text:style-name="Preformatted_20_Text"><text:s text:c="2"/>}</text:p>
            <text:p text:style-name="Preformatted_20_Text"/>
            <text:p text:style-name="Preformatted_20_Text"><text:s text:c="2"/>if (fstat(fileno(fp), &amp;stats) == -1) { // POSIX only</text:p>
            <text:p text:style-name="Preformatted_20_Text"><text:s text:c="4"/>perror("fstat"); return 1;</text:p>
            <text:p text:style-name="Preformatted_20_Text"><text:s text:c="2"/>}</text:p>
            <text:p text:style-name="Preformatted_20_Text"/>
            <text:p text:style-name="Preformatted_20_Text"><text:s text:c="2"/>printf("BUFSIZ is %d, but optimal block size is %ld\n", BUFSIZ, stats.st_blksize);</text:p>
            <text:p text:style-name="Preformatted_20_Text"><text:s text:c="2"/>if (setvbuf(fp, NULL, _IOFBF, stats.st_blksize) != 0) {</text:p>
            <text:p text:style-name="Preformatted_20_Text"><text:s text:c="4"/>perror("setvbuf failed"); // POSIX version sets errno</text:p>
            <text:p text:style-name="Preformatted_20_Text"><text:s text:c="4"/>return 1;</text:p>
            <text:p text:style-name="Preformatted_20_Text"><text:soft-page-break/><text:s text:c="2"/>}</text:p>
            <text:p text:style-name="Preformatted_20_Text"/>
            <text:p text:style-name="Preformatted_20_Text"><text:s text:c="2"/>while ((ch=fgetc(fp)) != EOF) fwrite(&amp;ch,1,1,fpo);</text:p>
            <text:p text:style-name="Preformatted_20_Text"/>
            <text:p text:style-name="Preformatted_20_Text"><text:s text:c="2"/>fclose(fp);</text:p>
            <text:p text:style-name="Preformatted_20_Text"><text:s text:c="2"/>fclose(fpo);</text:p>
            <text:p text:style-name="P32">}</text:p>
            <text:p text:style-name="P32"/>
            <text:p text:style-name="P33">Si si hay diferencias el <text:span text:style-name="Strong_20_Emphasis">fcopia.c</text:span> es mas lento que el <text:span text:style-name="Strong_20_Emphasis">copyBuf.c <text:s text:c="2"/></text:span></text:p>
            <text:p text:style-name="P28">ya que el copyBuf calcula el tamaño de bloque optimo y al realizar copias de dichos bloques, tarda menos en cioar el archivo.</text:p>
          </table:table-cell>
        </table:table-row>
      </table:table>
      <text:p text:style-name="P1"><text:span text:style-name="T4">Ejercicio 3.</text:span> Crea un <text:span text:style-name="T4">makefile</text:span> que compile todos los ejemplos del directorio de modo que se generen ejecutables con el mismo nombre que el fuente, pero con extensión <text:span text:style-name="T4">.elf</text:span>. El <text:span text:style-name="T4">makefile</text:span> deberá incluir una regla <text:span text:style-name="T4">clean</text:span> que borre todos los ficheros <text:span text:style-name="T4">.o</text:span> y <text:span text:style-name="T4">.elf</text:span> generados.</text:p>
      <table:table table:name="Tabla1" table:style-name="Tabla1">
        <table:table-column table:style-name="Tabla1.A"/>
        <table:table-row table:style-name="Tabla1.1">
          <table:table-cell table:style-name="Tabla1.A1" office:value-type="string">
            <text:p text:style-name="P11">CC = gcc</text:p>
            <text:p text:style-name="P19">CFLAGS = -g -Wall -Werror</text:p>
            <text:p text:style-name="P19"/>
            <text:p text:style-name="P19">all: <text:span text:style-name="T26">copia</text:span>.elf <text:span text:style-name="T26">copyBuf</text:span>.elf <text:span text:style-name="T26">fcopia</text:span>.elf <text:span text:style-name="T26">mmap.c vbuf.c</text:span></text:p>
            <text:p text:style-name="P19"/>
            <text:p text:style-name="P19">%.elf: %.o</text:p>
            <text:p text:style-name="P19"><text:tab/>$(CC) $(CFLAGS) $^ -o $@</text:p>
            <text:p text:style-name="P19"/>
            <text:p text:style-name="P19">&amp;.o: %.c</text:p>
            <text:p text:style-name="P19"><text:tab/>$(CC) -c $&lt; -o $@</text:p>
            <text:p text:style-name="P19"/>
            <text:p text:style-name="P19">.PHONY: clean</text:p>
            <text:p text:style-name="P19"/>
            <text:p text:style-name="P19"/>
            <text:p text:style-name="P19">clean:</text:p>
            <text:p text:style-name="P19"><text:tab/>rm -f *.o *.elf</text:p>
            <text:p text:style-name="P11"/>
            <text:p text:style-name="P11"/>
            <text:p text:style-name="P11"/>
            <text:p text:style-name="P11"/>
          </table:table-cell>
        </table:table-row>
      </table:table>
      <text:p text:style-name="P29"/>
      <text:p text:style-name="P29">Compilación y Entrega</text:p>
      <text:p text:style-name="P1">Entrega este documento exportado a PDF con las respuestas a las cuestiones y por otro lado el código fuente de todos los ejercicios, comprimido como .zi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ans-serif"/>
    <style:font-face style:name="Droid Sans Mono" svg:font-family="'Droid Sans Mono', monospace, monospace, 'Droid Sans Fallback'"/>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Calibri2" style:font-size-asian="12pt" style:language-asian="zh" style:country-asian="CN" style:font-name-complex="Calib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none" style:letter-kerning="false" style:font-name-asian="Calibri2" style:font-size-asian="12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color="#ff0000" style:font-name="Cambria" fo:font-family="Cambria" style:font-family-generic="roman" style:font-pitch="variable" fo:font-size="18pt" style:font-name-asian="Cambria1" style:font-family-asian="Cambria" style:font-family-generic-asian="system" style:font-pitch-asian="variable" style:font-size-asian="18pt" style:font-name-complex="Cambria1" style:font-family-complex="Cambri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text-align="justify" style:justify-single-word="false" fo:keep-together="always" fo:keep-with-next="always"/>
      <style:text-properties fo:color="#4a86e8" style:font-name="Cambria" fo:font-family="Cambria"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38761d" style:font-name="Cambria" fo:font-family="Cambria" style:font-family-generic="roman" style:font-pitch="variable" fo:font-size="14pt" style:font-name-asian="Cambria1" style:font-family-asian="Cambria" style:font-family-generic-asian="system" style:font-pitch-asian="variable" style:font-size-asian="14pt" style:font-name-complex="Cambria1" style:font-family-complex="Cambria"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9" style:family="table">
      <style:table-properties style:width="17.621cm" fo:margin-top="0cm" fo:margin-bottom="0cm" table:align="center"/>
    </style:style>
    <style:style style:name="Table9.A" style:family="table-column">
      <style:table-column-properties style:column-width="17.621cm"/>
    </style:style>
    <style:style style:name="Table9.1" style:family="table-row">
      <style:table-row-properties style:min-row-height="1.852cm" fo:keep-together="auto"/>
    </style:style>
    <style:style style:name="Table9.A1" style:family="table-cell">
      <style:table-cell-properties style:vertical-align="middle" fo:padding="0.176cm" fo:border="1pt solid #000000"/>
    </style:style>
    <style:style style:name="Table9.2" style:family="table-row">
      <style:table-row-properties fo:keep-together="auto"/>
    </style:style>
    <style:style style:name="Table9.A2" style:family="table-cell">
      <style:table-cell-properties fo:padding="0.176cm" fo:border="1pt solid #000000"/>
    </style:style>
    <style:style style:name="MP1" style:family="paragraph" style:parent-style-name="Standard">
      <style:text-properties officeooo:paragraph-rsid="00259d0f"/>
    </style:style>
    <style:style style:name="MP2" style:family="paragraph" style:parent-style-name="Standard">
      <style:paragraph-properties fo:text-align="end" style:justify-single-word="false"/>
    </style:style>
    <style:style style:name="MP3" style:family="paragraph" style:parent-style-name="Standard">
      <style:paragraph-properties fo:margin-top="0cm" fo:margin-bottom="0cm" loext:contextual-spacing="false" fo:line-height="115%" fo:text-align="center" style:justify-single-word="false" fo:orphans="0" fo:widows="0"/>
      <style:text-properties style:font-name="Arial" fo:font-size="11pt" style:font-name-asian="Arial1" style:font-size-asian="11pt" style:font-name-complex="Arial1" style:font-size-complex="11pt"/>
    </style:style>
    <style:style style:name="MP4" style:family="paragraph" style:parent-style-name="Standard">
      <style:paragraph-properties fo:margin-top="0cm" fo:margin-bottom="0cm" loext:contextual-spacing="false" fo:line-height="100%" fo:text-align="start" style:justify-single-word="false" fo:orphans="0" fo:widows="0"/>
      <style:text-properties style:font-name="Arial" fo:font-size="10pt" style:font-name-asian="Arial1" style:font-size-asian="10pt" style:font-name-complex="Arial1" style:font-size-complex="10pt"/>
    </style:style>
    <style:style style:name="MP5" style:family="paragraph" style:parent-style-name="Standard">
      <style:paragraph-properties fo:margin-top="0cm" fo:margin-bottom="0cm" loext:contextual-spacing="false" fo:line-height="100%" fo:text-align="center" style:justify-single-word="false" fo:orphans="0" fo:widows="0"/>
      <style:text-properties style:font-name="Arial" fo:font-size="10pt" fo:font-weight="bold" style:font-name-asian="Arial1" style:font-size-asian="10pt" style:font-weight-asian="bold" style:font-name-complex="Arial1" style:font-size-complex="10pt"/>
    </style:style>
    <style:style style:name="MP6" style:family="paragraph" style:parent-style-name="Standard">
      <style:paragraph-properties fo:margin-top="0cm" fo:margin-bottom="0cm" loext:contextual-spacing="false" fo:line-height="100%" fo:text-align="start" style:justify-single-word="false" fo:orphans="0" fo:widows="0"/>
    </style:style>
    <style:style style:name="MP7" style:family="paragraph" style:parent-style-name="Standard">
      <style:paragraph-properties fo:margin-top="0cm" fo:margin-bottom="0cm" loext:contextual-spacing="false" fo:line-height="100%" fo:text-align="start" style:justify-single-word="false" fo:orphans="0" fo:widows="0"/>
      <style:text-properties style:font-name="Consolas" fo:font-size="10pt" style:font-name-asian="Consolas1" style:font-size-asian="10pt" style:font-name-complex="Consolas1" style:font-size-complex="10pt"/>
    </style:style>
    <style:style style:name="MP8" style:family="paragraph" style:parent-style-name="Standard">
      <style:paragraph-properties fo:margin-top="0cm" fo:margin-bottom="0cm" loext:contextual-spacing="false" fo:line-height="100%"/>
    </style:style>
    <style:style style:name="MT1" style:family="text">
      <style:text-properties style:font-name="Consolas" fo:font-size="10pt" fo:font-weight="bold" style:font-name-asian="Consolas1" style:font-size-asian="10pt" style:font-weight-asian="bold" style:font-name-complex="Consolas1" style:font-size-complex="10pt"/>
    </style:style>
    <style:style style:name="MT2" style:family="text">
      <style:text-properties style:font-name="Consolas" fo:font-size="10pt" fo:font-weight="bold" officeooo:rsid="002ae4c4" style:font-name-asian="Consolas1" style:font-size-asian="10pt" style:font-weight-asian="bold" style:font-name-complex="Consolas1" style:font-size-complex="10pt"/>
    </style:style>
    <style:style style:name="MT3" style:family="text">
      <style:text-properties style:font-name="Consolas" fo:font-size="10pt" style:font-name-asian="Consolas1" style:font-size-asian="10pt" style:font-name-complex="Consolas1" style:font-size-complex="10pt"/>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7cm" fo:margin-bottom="1.27cm" fo:margin-left="1.905cm" fo:margin-right="1.905cm" fo:background-color="#ffffff" style:writing-mode="lr-tb" style:layout-grid-color="#c0c0c0" style:layout-grid-lines="2589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
      </style:header>
      <style:footer>
        <text:p text:style-name="MP2"><text:page-number text:select-page="current">8</text:page-number></text:p>
      </style:footer>
    </style:master-page>
    <style:master-page style:name="First_20_Page" style:display-name="First Page" style:page-layout-name="Mpm1" style:next-style-name="Standard">
      <style:header>
        <text:p text:style-name="MP3"/>
        <table:table table:name="Table9" table:style-name="Table9">
          <table:table-column table:style-name="Table9.A"/>
          <table:table-row table:style-name="Table9.1">
            <table:table-cell table:style-name="Table9.A1" office:value-type="string">
              <text:p text:style-name="MP4"><draw:frame draw:style-name="Mfr1" draw:name="image1.png" text:anchor-type="char" svg:x="0cm" svg:y="0.185cm" svg:width="1.124cm" svg:height="1.272cm" draw:z-index="0"><draw:image xlink:href="Pictures/100000000000006900000078647D85B44F0C34F9.png" xlink:type="simple" xlink:show="embed" xlink:actuate="onLoad" loext:mime-type="image/png"/></draw:frame></text:p>
              <text:p text:style-name="MP5">AMPLIACIÓN DE SISTEMAS OPERATIVOS - HOJA DE EJERCICIOS</text:p>
              <text:p text:style-name="MP5">Hoja de Ejercicios 1.5</text:p>
            </table:table-cell>
          </table:table-row>
          <table:table-row table:style-name="Table9.2">
            <table:table-cell table:style-name="Table9.A2" office:value-type="string">
              <text:p text:style-name="MP6"><text:span text:style-name="MT1">Nombre y Apellidos:</text:span><text:span text:style-name="MT2">Badr Guaitoune Akdi</text:span><text:span text:style-name="MT3"> <text:line-break/></text:span><text:span text:style-name="MT1">Nombre y Apellidos:</text:span><text:span text:style-name="MT2">Danel Ledesma Ventura</text:span></text:p>
              <text:p text:style-name="MP7"/>
              <text:p text:style-name="MP6"><text:span text:style-name="MT1">Grupo:</text:span><text:span text:style-name="MT2">3D</text:span></text:p>
            </table:table-cell>
          </table:table-row>
        </table:table>
        <text:p text:style-name="MP8"/>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3-31T19:26:44.972880685</dc:date>
    <meta:editing-duration>PT7H58M47S</meta:editing-duration>
    <meta:editing-cycles>9</meta:editing-cycles>
    <meta:document-statistic meta:table-count="10" meta:image-count="1" meta:object-count="0" meta:page-count="8" meta:paragraph-count="218" meta:word-count="1778" meta:character-count="11993" meta:non-whitespace-character-count="10007"/>
  </office:meta>
</office:document-meta>
</file>